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Console" svg:font-family="'Lucida Console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Lucida Console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style:font-name="Lucida Consol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{Iy{GyIy{{{GyI?Iy{IyIy{{{IF??y{Iy{GyI?Iy{{{FGyI?Iy{Iy?Iy{I?Iy{GFG(</text:p>
      <text:p text:style-name="P1"/>
      <text:p text:style-name="P1">{tt.0~.0|.~t~.000{|.~t~.0~.t~.0~t~.000|{|</text:p>
      <text:p text:style-name="P1"/>
      <text:p text:style-name="P1">zs-/}-/{-}-//}zs-/}-/{-s}-/}s}-//}zs-/}-/{-}s}-//}zss-/}-/{-}-///{-}s}-/}-}-///}zss-/}-/{-}s}-///z{-}s}-/}-s}-/}s}-///{z{\</text:p>
      <text:p text:style-name="P1"/>
      <text:p text:style-name="P1">{q{+-{+{+---{xqq+-{+-y+{q{+---xy+{q{+-{+q{+-{q{+---yxyZ</text:p>
      <text:p text:style-name="P1"/>
      <text:p text:style-name="P1">{HA{}K{}I{K{}}KHA{}K{}I{AK{}KAK{}}KHA{}K{}I{KAK{}}KHAA{}K{}I{K{}}}I{KAK{}K{K{}}}KHAA{}K{}I{KAK{}}}HI{KAK{}K{AK{}KAK{}}}IHI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Console" svg:font-family="'Lucida Console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02:47:45.342856588</meta:creation-date>
    <dc:date>2021-07-08T17:12:17.909416547</dc:date>
    <meta:editing-duration>PT37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8" meta:character-count="408" meta:non-whitespace-character-count="408"/>
  </office:meta>
</office:document-meta>
</file>